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c000" draw:shadow="hidden"/>
    </style:style>
    <style:style style:name="gr2" style:family="graphic" style:parent-style-name="standard">
      <style:graphic-properties draw:stroke="solid" svg:stroke-width="0.026cm" svg:stroke-color="#ffc000" svg:stroke-opacity="100%" draw:stroke-linejoin="round" svg:stroke-linecap="round" draw:fill="none" fo:padding-top="0.138cm" fo:padding-bottom="0.138cm" fo:padding-left="0.263cm" fo:padding-right="0.263cm"/>
    </style:style>
    <style:style style:name="gr3" style:family="graphic" style:parent-style-name="standard">
      <style:graphic-properties draw:stroke="none" draw:fill="none" draw:textarea-vertical-align="middle" fo:min-height="0.508cm" fo:min-width="2.54cm" fo:padding-top="0.141cm" fo:padding-bottom="0.141cm" fo:padding-left="0.141cm" fo:padding-right="0.141cm"/>
      <style:paragraph-properties style:writing-mode="lr-tb"/>
    </style:style>
    <style:style style:name="gr4" style:family="graphic" style:parent-style-name="standard">
      <style:graphic-properties draw:stroke="none" draw:fill="solid" draw:fill-color="#ffffff" draw:shadow="hidden"/>
    </style:style>
    <style:style style:name="gr5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/>
    </style:style>
    <style:style style:name="gr6" style:family="graphic" style:parent-style-name="standard">
      <style:graphic-properties draw:stroke="none" draw:fill="none" draw:textarea-vertical-align="middle" fo:min-height="0.918cm" fo:min-width="2.54cm" fo:padding-top="0.141cm" fo:padding-bottom="0.141cm" fo:padding-left="0.141cm" fo:padding-right="0.141cm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1.016cm" fo:min-width="2.54cm" fo:padding-top="0.141cm" fo:padding-bottom="0.141cm" fo:padding-left="0.141cm" fo:padding-right="0.141cm"/>
      <style:paragraph-properties style:writing-mode="lr-tb"/>
    </style:style>
    <style:style style:name="gr8" style:family="graphic" style:parent-style-name="standard">
      <style:graphic-properties draw:stroke="none" draw:fill="none" draw:textarea-vertical-align="middle" fo:min-height="1.524cm" fo:min-width="2.54cm" fo:padding-top="0.141cm" fo:padding-bottom="0.141cm" fo:padding-left="0.141cm" fo:padding-right="0.141cm"/>
      <style:paragraph-properties style:writing-mode="lr-tb"/>
    </style:style>
    <style:style style:name="P1" style:family="paragraph">
      <loext:graphic-properties draw:fill="solid" draw:fill-color="#ffc000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solid" draw:fill-color="#ffffff"/>
    </style:style>
    <style:style style:name="T1" style:family="text">
      <style:text-properties fo:color="#000000" loext:opacity="100%" style:font-name="Calibri1" fo:font-size="12pt" style:font-name-asian="Calibri1" style:font-size-asian="12pt" style:font-name-complex="Calibri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Zeichenblatt-1" draw:style-name="dp1" draw:master-page-name="PM0">
        <draw:g>
          <draw:g>
            <draw:path draw:style-name="gr1" draw:text-style-name="P1" draw:layer="layout" svg:width="1.712cm" svg:height="2.5cm" svg:x="1cm" svg:y="4.25cm" svg:viewBox="0 0 1713 2501" svg:d="M342 2501v-1250 499h-342v-1000l171-125h1370l172 125v1000h-343v-499 1250h-513v-1001 1001zM1107 249c0 44-12 87-34 125s-53 69-91 91-82 33-125 33c-44 0-88-11-126-33s-69-53-91-91-34-81-34-125 12-87 34-124c22-38 53-70 91-92 38-21 82-33 126-33 43 0 87 12 125 33 38 22 69 54 91 92 22 37 34 80 34 124z">
              <text:p/>
            </draw:path>
            <draw:path draw:style-name="gr2" draw:text-style-name="P2" draw:layer="layout" svg:width="1.712cm" svg:height="2.5cm" svg:x="1cm" svg:y="4.25cm" svg:viewBox="0 0 1713 2501" svg:d="M342 2501v-1250 499h-342v-1000l171-125h1370l172 125v1000h-343v-499 1250h-513v-1001 1001zM1107 249c0 44-12 87-34 125s-53 69-91 91-82 33-125 33c-44 0-88-11-126-33s-69-53-91-91-34-81-34-125 12-87 34-124c22-38 53-70 91-92 38-21 82-33 126-33 43 0 87 12 125 33 38 22 69 54 91 92 22 37 34 80 34 124z">
              <text:p/>
            </draw:path>
          </draw:g>
          <draw:frame draw:style-name="gr3" draw:text-style-name="P2" draw:layer="layout" svg:width="1.404cm" svg:height="1.473cm" svg:x="1.154cm" svg:y="6.409cm">
            <draw:text-box>
              <text:p text:style-name="P3"><text:span text:style-name="T1">Eltern</text:span></text:p>
            </draw:text-box>
          </draw:frame>
        </draw:g>
        <draw:g>
          <draw:g>
            <draw:path draw:style-name="gr1" draw:text-style-name="P1" draw:layer="layout" svg:width="1.712cm" svg:height="2.5cm" svg:x="2.144cm" svg:y="12cm" svg:viewBox="0 0 1713 2501" svg:d="M342 2501v-1250 500h-342v-1001l171-125h1370l172 125v1001h-343v-500 1250h-513v-1000 1000zM1107 250c0 44-12 87-34 125s-53 70-91 92-82 33-125 33c-44 0-88-11-126-33s-69-54-91-92-34-81-34-125 12-87 34-125 53-70 91-91c38-22 82-34 126-34 43 0 87 12 125 34 38 21 69 53 91 91s34 81 34 125z">
              <text:p/>
            </draw:path>
            <draw:path draw:style-name="gr2" draw:text-style-name="P2" draw:layer="layout" svg:width="1.712cm" svg:height="2.5cm" svg:x="2.144cm" svg:y="12cm" svg:viewBox="0 0 1713 2501" svg:d="M342 2501v-1250 500h-342v-1001l171-125h1370l172 125v1001h-343v-500 1250h-513v-1000 1000zM1107 250c0 44-12 87-34 125s-53 70-91 92-82 33-125 33c-44 0-88-11-126-33s-69-54-91-92-34-81-34-125 12-87 34-125 53-70 91-91c38-22 82-34 126-34 43 0 87 12 125 34 38 21 69 53 91 91s34 81 34 125z">
              <text:p/>
            </draw:path>
          </draw:g>
          <draw:frame draw:style-name="gr3" draw:text-style-name="P2" draw:layer="layout" svg:width="1.926cm" svg:height="1.473cm" svg:x="2.037cm" svg:y="14.159cm">
            <draw:text-box>
              <text:p text:style-name="P3"><text:span text:style-name="T1">Manager</text:span></text:p>
            </draw:text-box>
          </draw:frame>
        </draw:g>
        <draw:g>
          <draw:g>
            <draw:path draw:style-name="gr4" draw:text-style-name="P4" draw:layer="layout" svg:width="5.707cm" svg:height="1.199cm" svg:x="8.616cm" svg:y="18.523cm" svg:viewBox="0 0 5708 1200" svg:d="M5708 600c0 105-132 209-382 300-251 91-611 167-1045 220-434 52-926 80-1427 80s-993-28-1427-80c-434-53-794-129-1045-220-250-91-382-195-382-300s132-209 382-300c251-91 611-167 1045-220 434-52 926-80 1427-80 501 0 993 28 1427 80 434 53 794 129 1045 220 250 91 382 195 382 300z">
              <text:p/>
            </draw:path>
            <draw:path draw:style-name="gr5" draw:text-style-name="P2" draw:layer="layout" svg:width="5.707cm" svg:height="1.199cm" svg:x="8.616cm" svg:y="18.523cm" svg:viewBox="0 0 5708 1200" svg:d="M5708 600c0 105-132 209-382 300-251 91-611 167-1045 220-434 52-926 80-1427 80s-993-28-1427-80c-434-53-794-129-1045-220-250-91-382-195-382-300s132-209 382-300c251-91 611-167 1045-220 434-52 926-80 1427-80 501 0 993 28 1427 80 434 53 794 129 1045 220 250 91 382 195 382 300z">
              <text:p/>
            </draw:path>
          </draw:g>
          <draw:frame draw:style-name="gr6" draw:text-style-name="P2" draw:layer="layout" svg:width="5.707cm" svg:height="1.473cm" svg:x="8.616cm" svg:y="18.387cm">
            <draw:text-box>
              <text:p text:style-name="P3"><text:span text:style-name="T1">Mitarbeiter</text:span></text:p>
              <text:p text:style-name="P3"><text:span text:style-name="T1">einstellen</text:span></text:p>
            </draw:text-box>
          </draw:frame>
        </draw:g>
        <draw:g>
          <draw:g>
            <draw:path draw:style-name="gr4" draw:text-style-name="P4" draw:layer="layout" svg:width="5.707cm" svg:height="1.2cm" svg:x="8.646cm" svg:y="1.9cm" svg:viewBox="0 0 5708 1201" svg:d="M5708 601v-1c0 106-132 209-382 301-251 91-611 167-1045 220-434 52-926 80-1427 80s-993-28-1427-80c-434-53-794-129-1045-220-250-92-382-195-382-300 0-106 132-209 382-301 251-91 611-167 1045-220 434-52 926-80 1427-80 501 0 993 28 1427 80 434 53 794 129 1045 220 250 92 382 195 382 300z">
              <text:p/>
            </draw:path>
            <draw:path draw:style-name="gr5" draw:text-style-name="P2" draw:layer="layout" svg:width="5.707cm" svg:height="1.2cm" svg:x="8.646cm" svg:y="1.9cm" svg:viewBox="0 0 5708 1201" svg:d="M5708 601v-1c0 106-132 209-382 301-251 91-611 167-1045 220-434 52-926 80-1427 80s-993-28-1427-80c-434-53-794-129-1045-220-250-92-382-195-382-300 0-106 132-209 382-301 251-91 611-167 1045-220 434-52 926-80 1427-80 501 0 993 28 1427 80 434 53 794 129 1045 220 250 92 382 195 382 300z">
              <text:p/>
            </draw:path>
          </draw:g>
          <draw:frame draw:style-name="gr6" draw:text-style-name="P2" draw:layer="layout" svg:width="5.707cm" svg:height="1.2cm" svg:x="8.646cm" svg:y="1.9cm">
            <draw:text-box>
              <text:p text:style-name="P3"><text:span text:style-name="T1">Student registeriern</text:span></text:p>
            </draw:text-box>
          </draw:frame>
        </draw:g>
        <draw:g>
          <draw:g>
            <draw:path draw:style-name="gr4" draw:text-style-name="P4" draw:layer="layout" svg:width="5.707cm" svg:height="1.2cm" svg:x="8.616cm" svg:y="16.18cm" svg:viewBox="0 0 5708 1201" svg:d="M5708 601v-1c0 106-132 209-382 301-251 91-611 167-1045 220-434 52-926 80-1427 80s-993-28-1427-80c-434-53-794-129-1045-220-250-92-382-195-382-300 0-106 132-209 382-301 251-91 611-167 1045-220 434-52 926-80 1427-80 501 0 993 28 1427 80 434 53 794 129 1045 220 250 92 382 195 382 300z">
              <text:p/>
            </draw:path>
            <draw:path draw:style-name="gr5" draw:text-style-name="P2" draw:layer="layout" svg:width="5.707cm" svg:height="1.2cm" svg:x="8.616cm" svg:y="16.18cm" svg:viewBox="0 0 5708 1201" svg:d="M5708 601v-1c0 106-132 209-382 301-251 91-611 167-1045 220-434 52-926 80-1427 80s-993-28-1427-80c-434-53-794-129-1045-220-250-92-382-195-382-300 0-106 132-209 382-301 251-91 611-167 1045-220 434-52 926-80 1427-80 501 0 993 28 1427 80 434 53 794 129 1045 220 250 92 382 195 382 300z">
              <text:p/>
            </draw:path>
          </draw:g>
          <draw:frame draw:style-name="gr6" draw:text-style-name="P2" draw:layer="layout" svg:width="5.707cm" svg:height="1.2cm" svg:x="8.616cm" svg:y="16.18cm">
            <draw:text-box>
              <text:p text:style-name="P3"><text:span text:style-name="T1">Timetable erstellen</text:span></text:p>
            </draw:text-box>
          </draw:frame>
        </draw:g>
        <draw:line draw:style-name="gr5" draw:text-style-name="P2" draw:layer="layout" svg:x1="2.712cm" svg:y1="5.234cm" svg:x2="9.902cm" svg:y2="2.997cm">
          <text:p/>
        </draw:line>
        <draw:line draw:style-name="gr5" draw:text-style-name="P2" draw:layer="layout" svg:x1="3.856cm" svg:y1="13.607cm" svg:x2="10.185cm" svg:y2="16.246cm">
          <text:p/>
        </draw:line>
        <draw:line draw:style-name="gr5" draw:text-style-name="P2" draw:layer="layout" svg:x1="3.721cm" svg:y1="13.75cm" svg:x2="10.642cm" svg:y2="18.549cm">
          <text:p/>
        </draw:line>
        <draw:g>
          <draw:g>
            <draw:path draw:style-name="gr4" draw:text-style-name="P4" draw:layer="layout" svg:width="5.707cm" svg:height="1.199cm" svg:x="8.646cm" svg:y="7.626cm" svg:viewBox="0 0 5708 1200" svg:d="M5708 600c0 105-132 209-382 300-251 91-611 167-1045 220-434 52-926 80-1427 80s-993-28-1427-80c-434-53-794-129-1045-220-250-91-382-195-382-300s132-209 382-300c251-91 611-167 1045-220 434-52 926-80 1427-80 501 0 993 28 1427 80 434 53 794 129 1045 220 250 91 382 195 382 300z">
              <text:p/>
            </draw:path>
            <draw:path draw:style-name="gr5" draw:text-style-name="P2" draw:layer="layout" svg:width="5.707cm" svg:height="1.199cm" svg:x="8.646cm" svg:y="7.626cm" svg:viewBox="0 0 5708 1200" svg:d="M5708 600c0 105-132 209-382 300-251 91-611 167-1045 220-434 52-926 80-1427 80s-993-28-1427-80c-434-53-794-129-1045-220-250-91-382-195-382-300s132-209 382-300c251-91 611-167 1045-220 434-52 926-80 1427-80 501 0 993 28 1427 80 434 53 794 129 1045 220 250 91 382 195 382 300z">
              <text:p/>
            </draw:path>
          </draw:g>
          <draw:frame draw:style-name="gr6" draw:text-style-name="P2" draw:layer="layout" svg:width="5.707cm" svg:height="1.473cm" svg:x="8.646cm" svg:y="7.49cm">
            <draw:text-box>
              <text:p text:style-name="P3"><text:span text:style-name="T1">student zu </text:span></text:p>
              <text:p text:style-name="P3"><text:span text:style-name="T1">klasse ordnen</text:span></text:p>
            </draw:text-box>
          </draw:frame>
        </draw:g>
        <draw:g>
          <draw:g>
            <draw:path draw:style-name="gr4" draw:text-style-name="P4" draw:layer="layout" svg:width="5.707cm" svg:height="1.199cm" svg:x="8.616cm" svg:y="11.8cm" svg:viewBox="0 0 5708 1200" svg:d="M5708 600c0 105-132 209-382 300-251 91-611 167-1045 220-434 52-926 80-1427 80s-993-28-1427-80c-434-53-794-129-1045-220-250-91-382-195-382-300s132-209 382-300c251-91 611-167 1045-220 434-52 926-80 1427-80 501 0 993 28 1427 80 434 53 794 129 1045 220 250 91 382 195 382 300z">
              <text:p/>
            </draw:path>
            <draw:path draw:style-name="gr5" draw:text-style-name="P2" draw:layer="layout" svg:width="5.707cm" svg:height="1.199cm" svg:x="8.616cm" svg:y="11.8cm" svg:viewBox="0 0 5708 1200" svg:d="M5708 600c0 105-132 209-382 300-251 91-611 167-1045 220-434 52-926 80-1427 80s-993-28-1427-80c-434-53-794-129-1045-220-250-91-382-195-382-300s132-209 382-300c251-91 611-167 1045-220 434-52 926-80 1427-80 501 0 993 28 1427 80 434 53 794 129 1045 220 250 91 382 195 382 300z">
              <text:p/>
            </draw:path>
          </draw:g>
          <draw:frame draw:style-name="gr6" draw:text-style-name="P2" draw:layer="layout" svg:width="5.707cm" svg:height="1.2cm" svg:x="8.616cm" svg:y="11.8cm">
            <draw:text-box>
              <text:p text:style-name="P3"><text:span text:style-name="T1">Klassen einlegen</text:span></text:p>
            </draw:text-box>
          </draw:frame>
        </draw:g>
        <draw:g>
          <draw:g>
            <draw:path draw:style-name="gr4" draw:text-style-name="P4" draw:layer="layout" svg:width="5.707cm" svg:height="1.2cm" svg:x="8.646cm" svg:y="4.631cm" svg:viewBox="0 0 5708 1201" svg:d="M5708 601v-1c0 106-132 209-382 301-251 91-611 167-1045 220-434 52-926 80-1427 80s-993-28-1427-80c-434-53-794-129-1045-220-250-92-382-195-382-300 0-106 132-209 382-301 251-91 611-167 1045-220 434-52 926-80 1427-80 501 0 993 28 1427 80 434 53 794 129 1045 220 250 92 382 195 382 300z">
              <text:p/>
            </draw:path>
            <draw:path draw:style-name="gr5" draw:text-style-name="P2" draw:layer="layout" svg:width="5.707cm" svg:height="1.2cm" svg:x="8.646cm" svg:y="4.631cm" svg:viewBox="0 0 5708 1201" svg:d="M5708 601v-1c0 106-132 209-382 301-251 91-611 167-1045 220-434 52-926 80-1427 80s-993-28-1427-80c-434-53-794-129-1045-220-250-92-382-195-382-300 0-106 132-209 382-301 251-91 611-167 1045-220 434-52 926-80 1427-80 501 0 993 28 1427 80 434 53 794 129 1045 220 250 92 382 195 382 300z">
              <text:p/>
            </draw:path>
          </draw:g>
          <draw:frame draw:style-name="gr6" draw:text-style-name="P2" draw:layer="layout" svg:width="5.707cm" svg:height="1.473cm" svg:x="8.646cm" svg:y="4.495cm">
            <draw:text-box>
              <text:p text:style-name="P3"><text:span text:style-name="T1">Info über </text:span></text:p>
              <text:p text:style-name="P3"><text:span text:style-name="T1">Student erhalten</text:span></text:p>
            </draw:text-box>
          </draw:frame>
        </draw:g>
        <draw:g>
          <draw:g>
            <draw:path draw:style-name="gr4" draw:text-style-name="P4" draw:layer="layout" svg:width="5.707cm" svg:height="1.199cm" svg:x="8.616cm" svg:y="13.838cm" svg:viewBox="0 0 5708 1200" svg:d="M5708 600c0 105-132 209-382 300-251 91-611 167-1045 220-434 52-926 80-1427 80s-993-28-1427-80c-434-53-794-129-1045-220-250-91-382-195-382-300s132-209 382-300c251-91 611-167 1045-220 434-52 926-80 1427-80 501 0 993 28 1427 80 434 53 794 129 1045 220 250 91 382 195 382 300z">
              <text:p/>
            </draw:path>
            <draw:path draw:style-name="gr5" draw:text-style-name="P2" draw:layer="layout" svg:width="5.707cm" svg:height="1.199cm" svg:x="8.616cm" svg:y="13.838cm" svg:viewBox="0 0 5708 1200" svg:d="M5708 600c0 105-132 209-382 300-251 91-611 167-1045 220-434 52-926 80-1427 80s-993-28-1427-80c-434-53-794-129-1045-220-250-91-382-195-382-300s132-209 382-300c251-91 611-167 1045-220 434-52 926-80 1427-80 501 0 993 28 1427 80 434 53 794 129 1045 220 250 91 382 195 382 300z">
              <text:p/>
            </draw:path>
          </draw:g>
          <draw:frame draw:style-name="gr6" draw:text-style-name="P2" draw:layer="layout" svg:width="5.707cm" svg:height="1.2cm" svg:x="8.616cm" svg:y="13.838cm">
            <draw:text-box>
              <text:p text:style-name="P3"><text:span text:style-name="T1">Schule Bericht </text:span></text:p>
            </draw:text-box>
          </draw:frame>
        </draw:g>
        <draw:g>
          <draw:g>
            <draw:path draw:style-name="gr1" draw:text-style-name="P1" draw:layer="layout" svg:width="1.712cm" svg:height="2.5cm" svg:x="23.849cm" svg:y="1.5cm" svg:viewBox="0 0 1713 2501" svg:d="M342 2501v-1250 499h-342v-1000l171-125h1370l172 125v1000h-343v-499 1250h-513v-1001 1001zM1107 249c0 44-12 87-34 125s-53 69-91 91-82 33-125 33c-44 0-88-11-126-33s-69-53-91-91-34-81-34-125 12-87 34-124c22-38 53-70 91-92 38-21 82-33 126-33 43 0 87 12 125 33 38 22 69 54 91 92 22 37 34 80 34 124z">
              <text:p/>
            </draw:path>
            <draw:path draw:style-name="gr2" draw:text-style-name="P2" draw:layer="layout" svg:width="1.712cm" svg:height="2.5cm" svg:x="23.849cm" svg:y="1.5cm" svg:viewBox="0 0 1713 2501" svg:d="M342 2501v-1250 499h-342v-1000l171-125h1370l172 125v1000h-343v-499 1250h-513v-1001 1001zM1107 249c0 44-12 87-34 125s-53 69-91 91-82 33-125 33c-44 0-88-11-126-33s-69-53-91-91-34-81-34-125 12-87 34-124c22-38 53-70 91-92 38-21 82-33 126-33 43 0 87 12 125 33 38 22 69 54 91 92 22 37 34 80 34 124z">
              <text:p/>
            </draw:path>
          </draw:g>
          <draw:frame draw:style-name="gr3" draw:text-style-name="P2" draw:layer="layout" svg:width="3.595cm" svg:height="1.473cm" svg:x="22.908cm" svg:y="3.659cm">
            <draw:text-box>
              <text:p text:style-name="P3"><text:span text:style-name="T1">School Mitarbeiter</text:span></text:p>
            </draw:text-box>
          </draw:frame>
        </draw:g>
        <draw:line draw:style-name="gr5" draw:text-style-name="P2" draw:layer="layout" svg:x1="14.341cm" svg:y1="2.554cm" svg:x2="23.85cm" svg:y2="2.735cm">
          <text:p/>
        </draw:line>
        <draw:g>
          <draw:g>
            <draw:path draw:style-name="gr4" draw:text-style-name="P4" draw:layer="layout" svg:width="5.707cm" svg:height="1.298cm" svg:x="8.646cm" svg:y="9.664cm" svg:viewBox="0 0 5708 1299" svg:d="M5708 650v-1c0 115-132 227-382 325-251 99-611 181-1045 238s-926 87-1427 87-993-30-1427-87-794-139-1045-238c-250-98-382-210-382-324 0-115 132-227 382-325 251-99 611-181 1045-238s926-87 1427-87c501 0 993 30 1427 87s794 139 1045 238c250 98 382 210 382 324z">
              <text:p/>
            </draw:path>
            <draw:path draw:style-name="gr5" draw:text-style-name="P2" draw:layer="layout" svg:width="5.707cm" svg:height="1.298cm" svg:x="8.646cm" svg:y="9.664cm" svg:viewBox="0 0 5708 1299" svg:d="M5708 650v-1c0 115-132 227-382 325-251 99-611 181-1045 238s-926 87-1427 87-993-30-1427-87-794-139-1045-238c-250-98-382-210-382-324 0-115 132-227 382-325 251-99 611-181 1045-238s926-87 1427-87c501 0 993 30 1427 87s794 139 1045 238c250 98 382 210 382 324z">
              <text:p/>
            </draw:path>
          </draw:g>
          <draw:frame draw:style-name="gr7" draw:text-style-name="P2" draw:layer="layout" svg:width="5.707cm" svg:height="1.473cm" svg:x="8.646cm" svg:y="9.577cm">
            <draw:text-box>
              <text:p text:style-name="P3"><text:span text:style-name="T1">Lehrer zu </text:span></text:p>
              <text:p text:style-name="P3"><text:span text:style-name="T1">klasse zuordnen</text:span></text:p>
            </draw:text-box>
          </draw:frame>
        </draw:g>
        <draw:g>
          <draw:g>
            <draw:path draw:style-name="gr1" draw:text-style-name="P1" draw:layer="layout" svg:width="1.712cm" svg:height="2.5cm" svg:x="26.538cm" svg:y="14.12cm" svg:viewBox="0 0 1713 2501" svg:d="M342 2501v-1250 500h-342v-1002l171-124h1370l172 124v1002h-343v-500 1250h-513v-1001 1001zM1107 249c0 44-12 87-34 125s-53 69-91 91-82 33-125 33c-44 0-88-11-126-33s-69-53-91-91-34-81-34-125 12-87 34-124c22-38 53-70 91-92 38-21 82-33 126-33 43 0 87 12 125 33 38 22 69 54 91 92 22 37 34 80 34 124z">
              <text:p/>
            </draw:path>
            <draw:path draw:style-name="gr2" draw:text-style-name="P2" draw:layer="layout" svg:width="1.712cm" svg:height="2.5cm" svg:x="26.538cm" svg:y="14.12cm" svg:viewBox="0 0 1713 2501" svg:d="M342 2501v-1250 500h-342v-1002l171-124h1370l172 124v1002h-343v-500 1250h-513v-1001 1001zM1107 249c0 44-12 87-34 125s-53 69-91 91-82 33-125 33c-44 0-88-11-126-33s-69-53-91-91-34-81-34-125 12-87 34-124c22-38 53-70 91-92 38-21 82-33 126-33 43 0 87 12 125 33 38 22 69 54 91 92 22 37 34 80 34 124z">
              <text:p/>
            </draw:path>
          </draw:g>
          <draw:frame draw:style-name="gr3" draw:text-style-name="P2" draw:layer="layout" svg:width="1.757cm" svg:height="1.473cm" svg:x="26.515cm" svg:y="16.279cm">
            <draw:text-box>
              <text:p text:style-name="P3"><text:span text:style-name="T1">Teacher</text:span></text:p>
            </draw:text-box>
          </draw:frame>
        </draw:g>
        <draw:line draw:style-name="gr5" draw:text-style-name="P2" draw:layer="layout" svg:x1="26.539cm" svg:y1="15.187cm" svg:x2="21.779cm" svg:y2="14.166cm">
          <text:p/>
        </draw:line>
        <draw:g>
          <draw:g>
            <draw:path draw:style-name="gr4" draw:text-style-name="P4" draw:layer="layout" svg:width="5.707cm" svg:height="1.298cm" svg:x="16.563cm" svg:y="15.666cm" svg:viewBox="0 0 5708 1299" svg:d="M5708 650v-1c0 115-132 227-382 325-251 99-611 181-1045 238s-926 87-1427 87-993-30-1427-87-794-139-1045-238c-250-98-382-210-382-324 0-115 132-227 382-325 251-99 611-181 1045-238s926-87 1427-87c501 0 993 30 1427 87s794 139 1045 238c250 98 382 210 382 324z">
              <text:p/>
            </draw:path>
            <draw:path draw:style-name="gr5" draw:text-style-name="P2" draw:layer="layout" svg:width="5.707cm" svg:height="1.298cm" svg:x="16.563cm" svg:y="15.666cm" svg:viewBox="0 0 5708 1299" svg:d="M5708 650v-1c0 115-132 227-382 325-251 99-611 181-1045 238s-926 87-1427 87-993-30-1427-87-794-139-1045-238c-250-98-382-210-382-324 0-115 132-227 382-325 251-99 611-181 1045-238s926-87 1427-87c501 0 993 30 1427 87s794 139 1045 238c250 98 382 210 382 324z">
              <text:p/>
            </draw:path>
          </draw:g>
          <draw:frame draw:style-name="gr7" draw:text-style-name="P2" draw:layer="layout" svg:width="5.707cm" svg:height="1.473cm" svg:x="16.563cm" svg:y="15.579cm">
            <draw:text-box>
              <text:p text:style-name="P3"><text:span text:style-name="T1">Exam erstellen</text:span></text:p>
              <text:p text:style-name="P3"><text:span text:style-name="T1">noten eingeben</text:span></text:p>
            </draw:text-box>
          </draw:frame>
        </draw:g>
        <draw:line draw:style-name="gr5" draw:text-style-name="P2" draw:layer="layout" svg:x1="26.539cm" svg:y1="15.471cm" svg:x2="21.947cm" svg:y2="16.016cm">
          <text:p/>
        </draw:line>
        <draw:g>
          <draw:g>
            <draw:path draw:style-name="gr4" draw:text-style-name="P4" draw:layer="layout" svg:width="5.707cm" svg:height="1.806cm" svg:x="16.563cm" svg:y="12.757cm" svg:viewBox="0 0 5708 1807" svg:d="M5708 904c0 158-132 314-382 451-251 138-611 252-1045 331s-926 121-1427 121-993-42-1427-121-794-193-1045-331c-250-137-382-293-382-451 0-159 132-315 382-452 251-138 611-252 1045-331s926-121 1427-121c501 0 993 42 1427 121s794 193 1045 331c250 137 382 293 382 452z">
              <text:p/>
            </draw:path>
            <draw:path draw:style-name="gr5" draw:text-style-name="P2" draw:layer="layout" svg:width="5.707cm" svg:height="1.806cm" svg:x="16.563cm" svg:y="12.757cm" svg:viewBox="0 0 5708 1807" svg:d="M5708 904c0 158-132 314-382 451-251 138-611 252-1045 331s-926 121-1427 121-993-42-1427-121-794-193-1045-331c-250-137-382-293-382-451 0-159 132-315 382-452 251-138 611-252 1045-331s926-121 1427-121c501 0 993 42 1427 121s794 193 1045 331c250 137 382 293 382 452z">
              <text:p/>
            </draw:path>
          </draw:g>
          <draw:frame draw:style-name="gr8" draw:text-style-name="P2" draw:layer="layout" svg:width="5.707cm" svg:height="2.068cm" svg:x="16.563cm" svg:y="12.626cm">
            <draw:text-box>
              <text:p text:style-name="P3"><text:span text:style-name="T1">Unterricht </text:span></text:p>
              <text:p text:style-name="P3"><text:span text:style-name="T1">eingeben</text:span></text:p>
              <text:p text:style-name="P3"><text:span text:style-name="T1"/></text:p>
            </draw:text-box>
          </draw:frame>
        </draw:g>
        <draw:g>
          <draw:g>
            <draw:path draw:style-name="gr4" draw:text-style-name="P4" draw:layer="layout" svg:width="5.707cm" svg:height="1.298cm" svg:x="16.563cm" svg:y="18.068cm" svg:viewBox="0 0 5708 1299" svg:d="M5708 650v-1c0 115-132 227-382 325-251 99-611 181-1045 238s-926 87-1427 87-993-30-1427-87-794-139-1045-238c-250-98-382-210-382-324 0-115 132-227 382-325 251-99 611-181 1045-238s926-87 1427-87c501 0 993 30 1427 87s794 139 1045 238c250 98 382 210 382 324z">
              <text:p/>
            </draw:path>
            <draw:path draw:style-name="gr5" draw:text-style-name="P2" draw:layer="layout" svg:width="5.707cm" svg:height="1.298cm" svg:x="16.563cm" svg:y="18.068cm" svg:viewBox="0 0 5708 1299" svg:d="M5708 650v-1c0 115-132 227-382 325-251 99-611 181-1045 238s-926 87-1427 87-993-30-1427-87-794-139-1045-238c-250-98-382-210-382-324 0-115 132-227 382-325 251-99 611-181 1045-238s926-87 1427-87c501 0 993 30 1427 87s794 139 1045 238c250 98 382 210 382 324z">
              <text:p/>
            </draw:path>
          </draw:g>
          <draw:frame draw:style-name="gr7" draw:text-style-name="P2" draw:layer="layout" svg:width="5.707cm" svg:height="1.473cm" svg:x="16.563cm" svg:y="17.981cm">
            <draw:text-box>
              <text:p text:style-name="P3"><text:span text:style-name="T1">Bericht über </text:span></text:p>
              <text:p text:style-name="P3"><text:span text:style-name="T1">Student</text:span></text:p>
            </draw:text-box>
          </draw:frame>
        </draw:g>
        <draw:line draw:style-name="gr5" draw:text-style-name="P2" draw:layer="layout" svg:x1="26.539cm" svg:y1="15.729cm" svg:x2="20.777cm" svg:y2="18.147cm">
          <text:p/>
        </draw:line>
        <draw:line draw:style-name="gr5" draw:text-style-name="P2" draw:layer="layout" svg:x1="2.712cm" svg:y1="5.477cm" svg:x2="8.672cm" svg:y2="5.31cm">
          <text:p/>
        </draw:line>
        <draw:line draw:style-name="gr5" draw:text-style-name="P2" draw:layer="layout" svg:x1="3.856cm" svg:y1="12.955cm" svg:x2="9.931cm" svg:y2="10.855cm">
          <text:p/>
        </draw:line>
        <draw:line draw:style-name="gr5" draw:text-style-name="P2" draw:layer="layout" svg:x1="3.856cm" svg:y1="13.37cm" svg:x2="9.096cm" svg:y2="14.106cm">
          <text:p/>
        </draw:line>
        <draw:line draw:style-name="gr5" draw:text-style-name="P2" draw:layer="layout" svg:x1="3.856cm" svg:y1="13.165cm" svg:x2="8.895cm" svg:y2="12.658cm">
          <text:p/>
        </draw:line>
        <draw:line draw:style-name="gr5" draw:text-style-name="P2" draw:layer="layout" svg:x1="8.895cm" svg:y1="12.658cm" svg:x2="3.856cm" svg:y2="13.165cm">
          <text:p/>
        </draw:line>
        <draw:line draw:style-name="gr5" draw:text-style-name="P2" draw:layer="layout" svg:x1="3.851cm" svg:y1="12.748cm" svg:x2="10.544cm" svg:y2="8.791cm">
          <text:p/>
        </draw:line>
        <draw:g>
          <draw:g>
            <draw:path draw:style-name="gr1" draw:text-style-name="P1" draw:layer="layout" svg:width="1.2cm" svg:height="2.5cm" svg:x="25cm" svg:y="6.54cm" svg:viewBox="0 0 1201 2501" svg:d="M239 2501v-1250 499h-239v-1000l119-125h962l120 125v1000h-240v-499 1250h-361v-1001 1001zM851 249c0 44-11 87-33 125s-54 69-92 91-81 33-125 33-87-11-125-33-70-53-92-91-33-81-33-125 11-87 33-124c22-38 54-70 92-92 38-21 80-33 124-33h1c44 0 87 12 125 33 38 22 70 54 92 92 22 37 33 80 33 124z">
              <text:p/>
            </draw:path>
            <draw:path draw:style-name="gr2" draw:text-style-name="P2" draw:layer="layout" svg:width="1.2cm" svg:height="2.5cm" svg:x="25cm" svg:y="6.54cm" svg:viewBox="0 0 1201 2501" svg:d="M239 2501v-1250 499h-239v-1000l119-125h962l120 125v1000h-240v-499 1250h-361v-1001 1001zM851 249c0 44-11 87-33 125s-54 69-92 91-81 33-125 33-87-11-125-33-70-53-92-91-33-81-33-125 11-87 33-124c22-38 54-70 92-92 38-21 80-33 124-33h1c44 0 87 12 125 33 38 22 70 54 92 92 22 37 33 80 33 124z">
              <text:p/>
            </draw:path>
          </draw:g>
          <draw:frame draw:style-name="gr3" draw:text-style-name="P2" draw:layer="layout" svg:width="1.734cm" svg:height="1.473cm" svg:x="24.733cm" svg:y="8.699cm">
            <draw:text-box>
              <text:p text:style-name="P3"><text:span text:style-name="T1">Student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7-18T22:11:51Z</dc:date>
    <dc:language>de-DE</dc:language>
    <meta:creation-date>2021-07-18T21:48:29Z</meta:creation-date>
    <meta:initial-creator>Mahamat</meta:initial-creator>
    <meta:generator>LibreOffice/7.3.7.2$Linux_X86_64 LibreOffice_project/30$Build-2</meta:generator>
    <meta:document-statistic meta:object-count="93"/>
    <meta:template xlink:type="simple" xlink:actuate="onRequest" xlink:title="UML_USECASE_DEPENDENCIES_M.vstx" xlink:href=""/>
  </office:meta>
</office:document-meta>
</file>